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1" fo:font-size="12pt" style:font-size-asian="12pt" style:font-size-complex="12pt"/>
    </style:style>
    <style:style style:name="P2" style:family="paragraph" style:parent-style-name="Text_20_body">
      <style:text-properties style:font-name="Times New Roman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Text_20_body">
      <style:text-properties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ext_20_body">
      <style:paragraph-properties fo:break-before="page"/>
      <style:text-properties style:font-name="Times New Roman1" fo:font-size="12pt" fo:font-weight="bold" officeooo:rsid="0007f532" officeooo:paragraph-rsid="0007f532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Times New Roman1" fo:font-size="12pt" style:font-size-asian="12pt" style:font-size-complex="12pt"/>
    </style:style>
    <style:style style:name="P6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officeooo:rsid="002ffa80"/>
    </style:style>
    <style:style style:name="T2" style:family="text">
      <style:text-properties fo:font-style="normal" officeooo:rsid="003edd89" style:font-style-asian="normal" style:font-style-complex="normal"/>
    </style:style>
    <style:style style:name="T3" style:family="text">
      <style:text-properties fo:font-style="normal" officeooo:rsid="003a94d7" style:font-style-asian="normal" style:font-style-complex="normal"/>
    </style:style>
    <style:style style:name="T4" style:family="text">
      <style:text-properties fo:font-style="normal" officeooo:rsid="003f54ee" style:font-style-asian="normal" style:font-style-complex="normal"/>
    </style:style>
    <style:style style:name="T5" style:family="text">
      <style:text-properties fo:font-style="normal" officeooo:rsid="003be583" style:font-style-asian="normal" style:font-style-complex="normal"/>
    </style:style>
    <style:style style:name="T6" style:family="text">
      <style:text-properties officeooo:rsid="003a94d7"/>
    </style:style>
    <style:style style:name="T7" style:family="text">
      <style:text-properties fo:font-weight="normal" officeooo:rsid="002ea0e1" style:font-weight-asian="normal" style:font-weight-complex="normal"/>
    </style:style>
    <style:style style:name="T8" style:family="text">
      <style:text-properties fo:font-weight="normal" officeooo:rsid="000d2863" style:font-weight-asian="normal" style:font-weight-complex="normal"/>
    </style:style>
    <style:style style:name="T9" style:family="text">
      <style:text-properties fo:font-style="italic" style:font-style-asian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be583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officeooo:rsid="002ea0e1"/>
    </style:style>
    <style:style style:name="T14" style:family="text">
      <style:text-properties officeooo:rsid="0015ceb0"/>
    </style:style>
    <style:style style:name="T15" style:family="text">
      <style:text-properties officeooo:rsid="00138b7a"/>
    </style:style>
    <style:style style:name="T16" style:family="text">
      <style:text-properties style:font-name="Times New Roman1"/>
    </style:style>
    <style:style style:name="T17" style:family="text">
      <style:text-properties officeooo:rsid="000d2863"/>
    </style:style>
    <style:style style:name="T18" style:family="text">
      <style:text-properties fo:font-variant="normal" fo:text-transform="none" fo:color="#000000" fo:letter-spacing="normal"/>
    </style:style>
    <style:style style:name="T19" style:family="text">
      <style:text-properties fo:font-variant="normal" fo:text-transform="none" fo:color="#000000" fo:letter-spacing="normal" officeooo:rsid="000d2863"/>
    </style:style>
    <style:style style:name="T20" style:family="text">
      <style:text-properties fo:font-variant="normal" fo:text-transform="none" fo:color="#000000" fo:letter-spacing="normal" fo:font-style="normal" officeooo:rsid="000d2863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officeooo:rsid="0014e39e"/>
    </style:style>
    <style:style style:name="T23" style:family="text">
      <style:text-properties officeooo:rsid="00154cfc"/>
    </style:style>
    <style:style style:name="T24" style:family="text">
      <style:text-properties officeooo:rsid="00158f76"/>
    </style:style>
    <style:style style:name="T25" style:family="text">
      <style:text-properties officeooo:rsid="00174297"/>
    </style:style>
    <style:style style:name="T26" style:family="text">
      <style:text-properties officeooo:rsid="0018a8bd"/>
    </style:style>
    <style:style style:name="T27" style:family="text">
      <style:text-properties officeooo:rsid="00284003"/>
    </style:style>
    <style:style style:name="T28" style:family="text">
      <style:text-properties officeooo:rsid="001e5b3f"/>
    </style:style>
    <style:style style:name="T29" style:family="text">
      <style:text-properties fo:language="hu" fo:country="HU"/>
    </style:style>
    <style:style style:name="T30" style:family="text">
      <style:text-properties fo:language="hu" fo:country="HU" officeooo:rsid="00284003"/>
    </style:style>
    <style:style style:name="T31" style:family="text">
      <style:text-properties fo:language="hu" fo:country="HU" officeooo:rsid="001e8864"/>
    </style:style>
    <style:style style:name="T32" style:family="text">
      <style:text-properties fo:language="hu" fo:country="HU" officeooo:rsid="00290a36"/>
    </style:style>
    <style:style style:name="T33" style:family="text">
      <style:text-properties fo:language="hu" fo:country="HU" officeooo:rsid="002aa2b5"/>
    </style:style>
    <style:style style:name="T34" style:family="text">
      <style:text-properties fo:language="hu" fo:country="HU" officeooo:rsid="00244318"/>
    </style:style>
    <style:style style:name="T35" style:family="text">
      <style:text-properties fo:language="hu" fo:country="HU" officeooo:rsid="002c4fbd"/>
    </style:style>
    <style:style style:name="T36" style:family="text">
      <style:text-properties officeooo:rsid="001a22bd"/>
    </style:style>
    <style:style style:name="T37" style:family="text">
      <style:text-properties officeooo:rsid="00193ced"/>
    </style:style>
    <style:style style:name="T38" style:family="text">
      <style:text-properties officeooo:rsid="00258dca"/>
    </style:style>
    <style:style style:name="T39" style:family="text">
      <style:text-properties officeooo:rsid="0030d517"/>
    </style:style>
    <style:style style:name="T40" style:family="text">
      <style:text-properties officeooo:rsid="0031d986"/>
    </style:style>
    <style:style style:name="T41" style:family="text">
      <style:text-properties officeooo:rsid="00329c65"/>
    </style:style>
    <style:style style:name="T42" style:family="text">
      <style:text-properties officeooo:rsid="00338764"/>
    </style:style>
    <style:style style:name="T43" style:family="text">
      <style:text-properties officeooo:rsid="00353cfb"/>
    </style:style>
    <style:style style:name="T44" style:family="text">
      <style:text-properties officeooo:rsid="003be583"/>
    </style:style>
    <style:style style:name="T45" style:family="text">
      <style:text-properties officeooo:rsid="003edd89"/>
    </style:style>
    <style:style style:name="T46" style:family="text">
      <style:text-properties officeooo:rsid="0038cc0f"/>
    </style:style>
    <style:style style:name="T47" style:family="text">
      <style:text-properties officeooo:rsid="003cfd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 források tartalomjegyzéke</text:p>
      <text:p text:style-name="Text_20_body"><text:span text:style-name="T7">Az exemplumok adatlapjáról leolvasható, hogy az adott szövegváltozat </text:span>a kódex főbb tartalmi egységein belül hol található. Pl. a <text:span text:style-name="T9">Domonkos-kódex</text:span> esetében az RMEx 0025-ös számú exemplum a következő alegységeken belül található: Kódex alegység #1: A dömés szerzetesek élete: bűneik és ezektől való megszabadulásuk; Kódex alegység #2: A domonkos szerzetesek és a gyónás. Ez a mező a keresőfelületen egy „+” jel segítségével tetszőleges mennyiségben bővíthető. A tájékozódás megkönnyítése érdekében tartalomjegyzékek<text:span text:style-name="T13">et</text:span> <text:span text:style-name="T13">közlünk</text:span> az egyes kódexekhez, amelyek a kódexek forráskiadásának előszavai, illetve a <text:span text:style-name="T10">Nyelvemléktár</text:span>beli kiadásuk <text:span text:style-name="T14">felhasználásával</text:span> készültek.</text:p>
      <text:p text:style-name="P6"/>
      <text:p text:style-name="P6">Bod-kódex</text:p>
      <text:p text:style-name="P6">Cornides-kódex</text:p>
      <text:p text:style-name="P6">Debreceni kódex</text:p>
      <text:p text:style-name="P6">Domonkos-kódex</text:p>
      <text:p text:style-name="P6">Érdy-kódex</text:p>
      <text:p text:style-name="P6">Érsekújvári kódex</text:p>
      <text:p text:style-name="P6">Gömöry-kódex</text:p>
      <text:p text:style-name="P6">Guary-kódex</text:p>
      <text:p text:style-name="P6">Horvát-kódex</text:p>
      <text:p text:style-name="P6">Kazinc<text:span text:style-name="T16">zy-kódex</text:span></text:p>
      <text:p text:style-name="P6">Könyvecse az szent apostoloknak méltóságokról</text:p>
      <text:p text:style-name="P6">Lázár Zelma-kódex</text:p>
      <text:p text:style-name="P6">Lobkowitz-kódex</text:p>
      <text:p text:style-name="P6">Margit-legenda</text:p>
      <text:p text:style-name="P6">Nádor-kódex</text:p>
      <text:p text:style-name="P6">Nagyszombati kódex</text:p>
      <text:p text:style-name="P6">Példák könyve</text:p>
      <text:p text:style-name="P6">Sándor-kódex</text:p>
      <text:p text:style-name="P6">Simor-kódex</text:p>
      <text:p text:style-name="P6">Székelyudvarhelyi kódex</text:p>
      <text:p text:style-name="P6">Teleki-kódex</text:p>
      <text:p text:style-name="P6">Tihanyi kódex</text:p>
      <text:p text:style-name="P6">Virginia<text:span text:style-name="T16">-kódex</text:span></text:p>
      <text:p text:style-name="P6">Winkler-kódex</text:p>
      <text:p text:style-name="P6"/>
      <text:p text:style-name="P2">Bod-kódex</text:p>
      <text:p text:style-name="P1"><text:span text:style-name="T15">1) Traktátus az</text:span> ember három fő ellenség<text:span text:style-name="T17">éről</text:span> <text:span text:style-name="T17">(világ, test, ördög)</text:span></text:p>
      <text:p text:style-name="P1"><text:span text:style-name="T17">1/2–20/6 (Nyt. II. </text:span>375<text:span text:style-name="T17">): </text:span><text:span text:style-name="T19">„</text:span><text:span text:style-name="T20">Embernek három fő ellensége vagyon”</text:span></text:p>
      <text:p text:style-name="P1"><text:span text:style-name="T15">2) Traktátus a</text:span> halálról</text:p>
      <text:p text:style-name="P1"><text:span text:style-name="T17">20/7</text:span><text:span text:style-name="T8">–</text:span><text:span text:style-name="T17">36/14 (Nyt. II. </text:span>390<text:span text:style-name="T17">):</text:span> <text:span text:style-name="T18">„</text:span><text:span text:style-name="T21">Az halálról”</text:span></text:p>
      <text:p text:style-name="P1"/>
      <text:p text:style-name="P2">Cornides-kódex</text:p>
      <text:p text:style-name="P1">1<text:span text:style-name="T15">)</text:span> Szűz Máriával foglalkozó rész</text:p>
      <text:p text:style-name="P1">1r–<text:span text:style-name="T22">18</text:span>r <text:span text:style-name="T22">(Nyt. VII. 91 [1. lap])</text:span>: Szűz Mária élete</text:p>
      <text:p text:style-name="P1">18r–29r (Nyt. VII. <text:span text:style-name="T23">105 [35. lap]</text:span>): Szűz Mária regulái</text:p>
      <text:p text:style-name="P1"> </text:p>
      <text:p text:style-name="P1">2<text:span text:style-name="T15">)</text:span> De Tempore: prédikációk és olvasmányos anyag</text:p>
      <text:p text:style-name="P1">30r–36r <text:span text:style-name="T22">(Nyt. VII. 115 [59. lap])</text:span>: Mindenszentek</text:p>
      <text:p text:style-name="P1">36<text:span text:style-name="T23">v</text:span>–47r <text:span text:style-name="T22">(Nyt. VII. 121 [72. lap])</text:span>: Karácsony</text:p>
      <text:p text:style-name="P1">47<text:span text:style-name="T23">v</text:span>–59r <text:span text:style-name="T22">(Nyt. VII. 130 [94. lap])</text:span>: Húsvét</text:p>
      <text:p text:style-name="P1">59<text:span text:style-name="T23">v</text:span>–64r <text:span text:style-name="T22">(Nyt. VII. 141 [118. lap])</text:span>: Mennybemen<text:span text:style-name="T23">e</text:span>tel</text:p>
      <text:p text:style-name="P1">64<text:span text:style-name="T23">v</text:span>–70r <text:span text:style-name="T22">(Nyt. VII. 145 [128. lap])</text:span>: Pünkösd</text:p>
      <text:p text:style-name="P1">70r–84r <text:span text:style-name="T22">(Nyt. VII. 150 [139. lap])</text:span>: Szentháromság <text:span text:style-name="T24">napja</text:span></text:p>
      <text:p text:style-name="P1"><text:soft-page-break/>85r–92r <text:span text:style-name="T22">(Nyt. VII. 163 [168. lap])</text:span>: Úrnapja</text:p>
      <text:p text:style-name="P1">92<text:span text:style-name="T14">r</text:span>–102v <text:span text:style-name="T22">(Nyt. VII. 170 [183. lap])</text:span>: Mindenszentek</text:p>
      <text:p text:style-name="P1">10<text:span text:style-name="T14">6</text:span>r–112r <text:span text:style-name="T22">(Nyt. VII. 179 [211. lap])</text:span>: Kiskarácsony</text:p>
      <text:p text:style-name="P1">112r–119v <text:span text:style-name="T22">(Nyt. VII. 185 [223. lap])</text:span>: Vízkereszt</text:p>
      <text:p text:style-name="P1"> </text:p>
      <text:p text:style-name="P1">3<text:span text:style-name="T25">)</text:span> De Sanctis: jeles szüzek és vértanúk legendái</text:p>
      <text:p text:style-name="P1">120r–130v <text:span text:style-name="T22">(Nyt. VII. 192 [239. lap])</text:span>: <text:span text:style-name="T25">Szent </text:span>Dorottya</text:p>
      <text:p text:style-name="P1">130v–136r <text:span text:style-name="T22">(Nyt. VII. 202 [260. lap])</text:span>: <text:span text:style-name="T25">Szent </text:span>Ágota</text:p>
      <text:p text:style-name="P1">136<text:span text:style-name="T23">v</text:span>–139r <text:span text:style-name="T22">(Nyt. VII. 208 [272. lap])</text:span>: <text:span text:style-name="T25">Szent </text:span>Julianna</text:p>
      <text:p text:style-name="P1">139<text:span text:style-name="T25">r</text:span>–141v <text:span text:style-name="T22">(Nyt. VII. 211 [277. lap])</text:span>: <text:span text:style-name="T25">Szent </text:span>Potenciána</text:p>
      <text:p text:style-name="P1">14<text:span text:style-name="T25">1v</text:span>–156r <text:span text:style-name="T22">(Nyt. VII. 214 [282. lap])</text:span>: <text:span text:style-name="T25">Szent </text:span>Ilona</text:p>
      <text:p text:style-name="P1">156r–162v <text:span text:style-name="T22">(Nyt. VII. 227 [311. lap])</text:span>: Visitatio Mariae <text:span text:style-name="T25">napja</text:span></text:p>
      <text:p text:style-name="P1">162v–167v <text:span text:style-name="T22">(Nyt. VII. 234 [324. lap])</text:span>: <text:span text:style-name="T25">Szent</text:span> Margit</text:p>
      <text:p text:style-name="P1">167v–169r <text:span text:style-name="T22">(Nyt. VII. 239 [334. lap])</text:span>: <text:span text:style-name="T25">Szent </text:span>Praxedis</text:p>
      <text:p text:style-name="P1">175r–177v <text:span text:style-name="T22">(Nyt. VII. 241 [349. lap])</text:span>: <text:span text:style-name="T25">Szent </text:span>Bereck</text:p>
      <text:p text:style-name="P1">178r–184v <text:span text:style-name="T22">(Nyt. VII. 244 [355. lap])</text:span>: <text:span text:style-name="T25">Szent </text:span>Jusztina</text:p>
      <text:p text:style-name="P1">185r–191v <text:span text:style-name="T22">(Nyt. VII. 250 [369. lap])</text:span>: Nagycsütörtök</text:p>
      <text:p text:style-name="P1">199r–204v <text:span text:style-name="T22">(Nyt. VII. 256 [397. lap])</text:span>: <text:span text:style-name="T25">Szent </text:span>Lúcia</text:p>
      <text:p text:style-name="P1">205r–210v <text:span text:style-name="T22">(Nyt. VII. 261 [409. lap])</text:span>: <text:span text:style-name="T25">Szent </text:span>Ágnes</text:p>
      <text:p text:style-name="P1">211r–215v <text:span text:style-name="T22">(Nyt. VII. 266 [421. lap])</text:span>: Halottak napja <text:span text:style-name="T26">(Példák a purgatóriumról)</text:span></text:p>
      <text:p text:style-name="P1"/>
      <text:p text:style-name="P2">Debreceni kódex</text:p>
      <text:p text:style-name="P1"><text:span text:style-name="T36">1)</text:span> Legend<text:span text:style-name="T37">árium</text:span> Szent Andrástól Gyümölcsoltó Boldogasszonyig <text:span text:style-name="T27">(„Kezdetik Úrnak nevében esztendő által való szenteknek életükről való tanulság az üdvözülendőknek lelki használatosságukért”)</text:span></text:p>
      <text:p text:style-name="P1">1–8 (Nyt. <text:span text:style-name="T27">XI. 1</text:span>): Szent András apostol</text:p>
      <text:p text:style-name="P1">8–13 (Nyt. <text:span text:style-name="T27">XI. 5</text:span>): Szent Borbála</text:p>
      <text:p text:style-name="P1">13–17 (Nyt. <text:span text:style-name="T27">XI. 8</text:span>): Szent Miklós</text:p>
      <text:p text:style-name="P1">17–21 (Nyt. <text:span text:style-name="T27">XI. 10</text:span>): Szent Ambrus</text:p>
      <text:p text:style-name="P1">21–26 (Nyt. <text:span text:style-name="T27">XI. 13</text:span>): Szűz Mária szeplőtelen fogantatása</text:p>
      <text:p text:style-name="P1">26–30 (Nyt. <text:span text:style-name="T27">XI. 15</text:span>): Szent Luca</text:p>
      <text:p text:style-name="P1">30–32 (Nyt. <text:span text:style-name="T27">XI. 18</text:span>): Szent Lázár</text:p>
      <text:p text:style-name="P1">32–44 (Nyt. <text:span text:style-name="T27">XI. 19</text:span>): Szent Tamás</text:p>
      <text:p text:style-name="P1">45–49 (Nyt. <text:span text:style-name="T27">XI. 26</text:span>): Karácsony este</text:p>
      <text:p text:style-name="P1">50–58 (Nyt. <text:span text:style-name="T27">XI. 29</text:span>): Jézus születése</text:p>
      <text:p text:style-name="P1">59–61 (Nyt. <text:span text:style-name="T27">XI. 34</text:span>): Szent Anasztázia</text:p>
      <text:p text:style-name="P1">61–67 (Nyt. <text:span text:style-name="T27">XI. 36</text:span>): Szent István első mártír</text:p>
      <text:p text:style-name="P1">67–75 (Nyt. <text:span text:style-name="T27">XI. 40</text:span>): Szent János evangélista</text:p>
      <text:p text:style-name="P1">75–79 (Nyt. <text:span text:style-name="T27">XI. 44</text:span>): Aprószentek</text:p>
      <text:p text:style-name="P1">79–85 (Nyt. <text:span text:style-name="T27">XI. 47</text:span>): Szent Tamás</text:p>
      <text:p text:style-name="P1">85–88 (Nyt. <text:span text:style-name="T27">XI. 50</text:span>): Szent Dávid király</text:p>
      <text:p text:style-name="P1">88–94 (Nyt. <text:span text:style-name="T27">XI. 52</text:span>): Szent Szilveszter</text:p>
      <text:p text:style-name="P1">95–102 (Nyt. <text:span text:style-name="T27">XI. 56</text:span>): Kiskarácsony</text:p>
      <text:p text:style-name="P1">102–<text:span text:style-name="T28">105 (Nyt. XI. 60): Szent Basilius püspök</text:span></text:p>
      <text:p text:style-name="P1">105<text:span text:style-name="T29">–111 (Nyt. </text:span><text:span text:style-name="T30">XI. 62</text:span><text:span text:style-name="T29">): Vízkereszt</text:span></text:p>
      <text:p text:style-name="P1"><text:span text:style-name="T29">111–113 (Nyt. </text:span><text:span text:style-name="T30">XI. 65</text:span><text:span text:style-name="T29">): Három szent király</text:span></text:p>
      <text:p text:style-name="P1"><text:span text:style-name="T29">113–116 (Nyt. </text:span><text:span text:style-name="T30">XI. 67</text:span><text:span text:style-name="T29">): Remete Szent Pál</text:span></text:p>
      <text:p text:style-name="P1"><text:span text:style-name="T29">116–121 (Nyt. </text:span><text:span text:style-name="T30">XI. 69</text:span><text:span text:style-name="T29">): Szent Antal apát</text:span></text:p>
      <text:p text:style-name="P1"><text:span text:style-name="T29">121–124 (Nyt. </text:span><text:span text:style-name="T30">XI. 72</text:span><text:span text:style-name="T29">): Szent Piroska</text:span></text:p>
      <text:p text:style-name="P1"><text:span text:style-name="T29">124–139 (Nyt. </text:span><text:span text:style-name="T30">XI. 74</text:span><text:span text:style-name="T29">): Szent Fábián Sebestyén</text:span></text:p>
      <text:p text:style-name="P1"><text:span text:style-name="T29">139–147 (Nyt. </text:span><text:span text:style-name="T30">XI. 83</text:span><text:span text:style-name="T29">): Szent Ágnes</text:span></text:p>
      <text:p text:style-name="P1"><text:span text:style-name="T29">147–150 (Nyt. </text:span><text:span text:style-name="T30">XI. 88</text:span><text:span text:style-name="T29">): Ádám</text:span></text:p>
      <text:p text:style-name="P1"><text:soft-page-break/><text:span text:style-name="T29">150–155 (Nyt. </text:span><text:span text:style-name="T30">XI. 89</text:span><text:span text:style-name="T29">): Szent Pál megtérése</text:span></text:p>
      <text:p text:style-name="P1"><text:span text:style-name="T29">156–159 (Nyt. </text:span><text:span text:style-name="T30">XI. 93</text:span><text:span text:style-name="T29">): Aranyszájú Szent János</text:span></text:p>
      <text:p text:style-name="P1"><text:span text:style-name="T29">159–166 (Nyt. </text:span><text:span text:style-name="T30">XI. 95</text:span><text:span text:style-name="T29">): Alamizsnás Szent János</text:span></text:p>
      <text:p text:style-name="P1"><text:span text:style-name="T29">166–168 (Nyt. </text:span><text:span text:style-name="T30">XI. 99</text:span><text:span text:style-name="T29">): Szent Ignác</text:span></text:p>
      <text:p text:style-name="P1"><text:span text:style-name="T29">168–170 (Nyt. </text:span><text:span text:style-name="T30">XI. 101</text:span><text:span text:style-name="T29">): Szent Brigitta</text:span></text:p>
      <text:p text:style-name="P1"><text:span text:style-name="T29">170–175 (Nyt. </text:span><text:span text:style-name="T30">XI. 102</text:span><text:span text:style-name="T29">): Gyertyaszentelő </text:span><text:span text:style-name="T31">Boldogasszony</text:span></text:p>
      <text:p text:style-name="P1"><text:span text:style-name="T29">175–178 (Nyt. </text:span><text:span text:style-name="T30">XI. 106</text:span><text:span text:style-name="T29">): Szent Balázs</text:span></text:p>
      <text:p text:style-name="P1"><text:span text:style-name="T29">178–181 (Nyt. </text:span><text:span text:style-name="T30">XI. 108</text:span><text:span text:style-name="T29">): Szent Ágota</text:span></text:p>
      <text:p text:style-name="P1"><text:span text:style-name="T29">181–187 (Nyt. </text:span><text:span text:style-name="T30">XI. 110</text:span><text:span text:style-name="T29">): Szent Dorottya</text:span></text:p>
      <text:p text:style-name="P1"><text:span text:style-name="T29">187–188 (Nyt. </text:span><text:span text:style-name="T30">XI. 114</text:span><text:span text:style-name="T29">): Szent Apollónia</text:span></text:p>
      <text:p text:style-name="P1"><text:span text:style-name="T29">188–190 (Nyt. </text:span><text:span text:style-name="T30">XI. 115</text:span><text:span text:style-name="T29">): Szent Skolasztika</text:span></text:p>
      <text:p text:style-name="P1"><text:span text:style-name="T29">190–192 (Nyt. </text:span><text:span text:style-name="T30">XI. 116</text:span><text:span text:style-name="T29">): Szent Eufrozina</text:span></text:p>
      <text:p text:style-name="P1"><text:span text:style-name="T29">192–194 (Nyt. </text:span><text:span text:style-name="T30">XI. </text:span><text:span text:style-name="T32">117</text:span><text:span text:style-name="T29">): Szent Julianna</text:span></text:p>
      <text:p text:style-name="P1"><text:span text:style-name="T29">194–198 (Nyt. </text:span><text:span text:style-name="T30">XI. </text:span><text:span text:style-name="T32">119</text:span><text:span text:style-name="T29">): Szent Péter székes ünnepe</text:span></text:p>
      <text:p text:style-name="P1"><text:span text:style-name="T29">198–203 (Nyt. </text:span><text:span text:style-name="T30">XI. </text:span><text:span text:style-name="T32">121</text:span><text:span text:style-name="T29">): Szent Mátyás apostol</text:span></text:p>
      <text:p text:style-name="P1"><text:span text:style-name="T29">203–208 (Nyt. </text:span><text:span text:style-name="T30">XI. </text:span><text:span text:style-name="T32">125</text:span><text:span text:style-name="T29">): Szent Tamás doktor</text:span></text:p>
      <text:p text:style-name="P1"><text:span text:style-name="T29">208–217 (Nyt. </text:span><text:span text:style-name="T30">XI. </text:span><text:span text:style-name="T32">128</text:span><text:span text:style-name="T29">): Szent Gergely pápa</text:span></text:p>
      <text:p text:style-name="P1"><text:span text:style-name="T29">217–219 (Nyt. </text:span><text:span text:style-name="T30">XI. </text:span><text:span text:style-name="T32">134</text:span><text:span text:style-name="T29">): Szent Longinus</text:span></text:p>
      <text:p text:style-name="P1"><text:span text:style-name="T29">219–220 (Nyt. </text:span><text:span text:style-name="T30">XI. </text:span><text:span text:style-name="T32">135</text:span><text:span text:style-name="T29">): Szent József</text:span></text:p>
      <text:p text:style-name="P1"><text:span text:style-name="T29">220–225 (Nyt. </text:span><text:span text:style-name="T30">XI. </text:span><text:span text:style-name="T32">136</text:span><text:span text:style-name="T29">): Szent Benedek</text:span></text:p>
      <text:p text:style-name="P1"><text:span text:style-name="T29">225–228 (Nyt. </text:span><text:span text:style-name="T30">XI. </text:span><text:span text:style-name="T32">139</text:span><text:span text:style-name="T29">): Gyümölcsoltó Boldogasszony</text:span></text:p>
      <text:p text:style-name="P1"/>
      <text:p text:style-name="P1"><text:span text:style-name="T36">2)</text:span> Elmélkedések és <text:span text:style-name="T37">ezeket értelmező </text:span>példák</text:p>
      <text:p text:style-name="P1">229<text:span text:style-name="T29">–230 (Nyt. </text:span><text:span text:style-name="T30">XI. </text:span><text:span text:style-name="T32">142</text:span><text:span text:style-name="T29">): Példa a szűzről, aki kevélységéért elkárhozott</text:span></text:p>
      <text:p text:style-name="P1"><text:span text:style-name="T29">230 (Nyt. </text:span><text:span text:style-name="T30">XI. </text:span><text:span text:style-name="T32">142</text:span><text:span text:style-name="T29">): Példa a javait elosztogató ember jó haláláról</text:span></text:p>
      <text:p text:style-name="P1"><text:span text:style-name="T29">231–236 (Nyt. </text:span><text:span text:style-name="T30">XI. </text:span><text:span text:style-name="T32">143</text:span><text:span text:style-name="T29">): Az önmegismerésről</text:span></text:p>
      <text:p text:style-name="P1"><text:span text:style-name="T29">236–237 (Nyt. </text:span><text:span text:style-name="T30">XI. </text:span><text:span text:style-name="T32">144</text:span><text:span text:style-name="T29">): Példa Szent Ferenc alázatosságáról</text:span></text:p>
      <text:p text:style-name="P1"><text:span text:style-name="T29">238–246 (Nyt. </text:span><text:span text:style-name="T30">XI. </text:span><text:span text:style-name="T32">145</text:span><text:span text:style-name="T29">): A halálnak meggondolásáról</text:span></text:p>
      <text:p text:style-name="P1"><text:span text:style-name="T29">246–249 (Nyt. </text:span><text:span text:style-name="T30">XI. </text:span><text:span text:style-name="T32">147</text:span><text:span text:style-name="T29">): Példa a vezeklő atya boldog kimúlásáról</text:span></text:p>
      <text:p text:style-name="P1"><text:span text:style-name="T29">249–250 (Nyt. </text:span><text:span text:style-name="T30">XI. </text:span><text:span text:style-name="T32">148</text:span><text:span text:style-name="T29">): Példa a spoletói hiú lány keserű haláláról</text:span></text:p>
      <text:p text:style-name="P1">(229–230 Az első két példa eredeti helye)</text:p>
      <text:p text:style-name="P1"><text:span text:style-name="T29">251–265 (Nyt. </text:span><text:span text:style-name="T30">XI. </text:span><text:span text:style-name="T32">149</text:span><text:span text:style-name="T29">): Szent Bonaventura könyvéből az alázatosságról</text:span></text:p>
      <text:p text:style-name="P1"><text:span text:style-name="T29">265–274 (Nyt. </text:span><text:span text:style-name="T30">XI. </text:span><text:span text:style-name="T33">154</text:span><text:span text:style-name="T29">): Szűz Mária életéről</text:span></text:p>
      <text:p text:style-name="P1"><text:span text:style-name="T29">275–283 (Nyt. </text:span><text:span text:style-name="T30">XI. </text:span><text:span text:style-name="T33">158</text:span><text:span text:style-name="T29">): Az Ítéletről és a bűnösök kínjáról</text:span></text:p>
      <text:p text:style-name="P1"><text:span text:style-name="T29">283–291 (Nyt. </text:span><text:span text:style-name="T30">XI. </text:span><text:span text:style-name="T33">161</text:span><text:span text:style-name="T29">): A lelki nyájaskodásról és a háborúságoknak elszenvedéséről</text:span></text:p>
      <text:p text:style-name="P1"><text:span text:style-name="T29">292–296 (Nyt. </text:span><text:span text:style-name="T30">XI. </text:span><text:span text:style-name="T33">164</text:span><text:span text:style-name="T29">): Hálálatosan kell embernek vennie az Úristennek adományát</text:span></text:p>
      <text:p text:style-name="P1"><text:span text:style-name="T29">297–304 (Nyt. </text:span><text:span text:style-name="T30">XI. </text:span><text:span text:style-name="T33">166</text:span><text:span text:style-name="T29">): Példa, hogy Szűz Mária soha el nem hagyja az ő szolgálói</text:span></text:p>
      <text:p text:style-name="P1"><text:span text:style-name="T29">305–326 (Nyt. </text:span><text:span text:style-name="T30">XI. </text:span><text:span text:style-name="T33">169</text:span><text:span text:style-name="T29">): Passió-elmélkedés</text:span></text:p>
      <text:p text:style-name="P1"/>
      <text:p text:style-name="P1"><text:span text:style-name="T36">3)</text:span> Vegyes rész: elmélkedések, <text:span text:style-name="T36">traktátusok és </text:span>prédikációk</text:p>
      <text:p text:style-name="P1">327<text:span text:style-name="T29">–343 (Nyt. </text:span><text:span text:style-name="T30">XI. </text:span><text:span text:style-name="T33">176</text:span><text:span text:style-name="T29">): Mária öröméről a királyok imádása felett</text:span></text:p>
      <text:p text:style-name="P1"><text:span text:style-name="T29">344–356 (Nyt. </text:span><text:span text:style-name="T30">XI. </text:span><text:span text:style-name="T33">185</text:span><text:span text:style-name="T29">): Mária öröméről Erzsébettel való találkozásakor</text:span></text:p>
      <text:p text:style-name="P1"><text:span text:style-name="T29">356–380 (Nyt. </text:span><text:span text:style-name="T30">XI. </text:span><text:span text:style-name="T33">190</text:span><text:span text:style-name="T29">): Az igaz gyónásról</text:span></text:p>
      <text:p text:style-name="P1"><text:span text:style-name="T29">380–395 (Nyt. </text:span><text:span text:style-name="T30">XI. </text:span><text:span text:style-name="T33">200</text:span><text:span text:style-name="T29">): A bűn veszedelméről</text:span></text:p>
      <text:p text:style-name="P1"><text:span text:style-name="T29">395–436 (Nyt. </text:span><text:span text:style-name="T30">XI. </text:span><text:span text:style-name="T33">205</text:span><text:span text:style-name="T29">): A penitenciáról</text:span></text:p>
      <text:p text:style-name="P1"><text:span text:style-name="T29">436–490 (Nyt. </text:span><text:span text:style-name="T30">XI. </text:span><text:span text:style-name="T33">219</text:span><text:span text:style-name="T29">): Rövid prédikációk</text:span></text:p>
      <text:p text:style-name="P1"><text:span text:style-name="T29">– 436–443 (Nyt. </text:span><text:span text:style-name="T30">XI. </text:span><text:span text:style-name="T33">219</text:span><text:span text:style-name="T29">): Az Isten által szeretett lelki tulajdonságokról</text:span></text:p>
      <text:p text:style-name="P1"><text:span text:style-name="T29">– </text:span><text:span text:style-name="T34">443–446 (Nyt. </text:span><text:span text:style-name="T30">XI. </text:span><text:span text:style-name="T33">221</text:span><text:span text:style-name="T34">): A búcsúról</text:span></text:p>
      <text:p text:style-name="P1"><text:span text:style-name="T34">– 446–449 (Nyt. </text:span><text:span text:style-name="T30">XI. </text:span><text:span text:style-name="T33">222</text:span><text:span text:style-name="T34">): A számadásról</text:span></text:p>
      <text:p text:style-name="P1"><text:span text:style-name="T34">– 449–458 (Nyt. </text:span><text:span text:style-name="T30">XI. </text:span><text:span text:style-name="T33">223</text:span><text:span text:style-name="T34">): Menekülés a bűnök elől</text:span></text:p>
      <text:p text:style-name="P1"><text:span text:style-name="T34">– 458–464 (Nyt. </text:span><text:span text:style-name="T30">XI. </text:span><text:span text:style-name="T35">225</text:span><text:span text:style-name="T34">): A halálról</text:span></text:p>
      <text:p text:style-name="P1"><text:span text:style-name="T34">– 464–471 (Nyt. </text:span><text:span text:style-name="T30">XI. </text:span><text:span text:style-name="T35">227</text:span><text:span text:style-name="T34">): Szent János evangélistáról</text:span></text:p>
      <text:p text:style-name="P1"><text:soft-page-break/><text:span text:style-name="T34">– 471–490 (Nyt. </text:span><text:span text:style-name="T30">XI. </text:span><text:span text:style-name="T35">229</text:span><text:span text:style-name="T34">): A Miatyánkról</text:span></text:p>
      <text:p text:style-name="P1"/>
      <text:p text:style-name="P1"><text:span text:style-name="T36">4) </text:span>Alexandriai Szent Katalin legendája és egy példa</text:p>
      <text:p text:style-name="P1">491–557 (Nyt. <text:span text:style-name="T27">XI. 234</text:span>): Alexandriai Szent Katalin legendája</text:p>
      <text:p text:style-name="P1">557 (Nyt. <text:span text:style-name="T27">XI. 256</text:span>): Példa a barátról, aki Szent Katalin egyik ujját megkapta</text:p>
      <text:p text:style-name="P1"/>
      <text:p text:style-name="P1"><text:span text:style-name="T36">5)</text:span> Vegyes rész: legenda, példa, traktátus, passió-elmélkedés</text:p>
      <text:p text:style-name="P1">559–572 (Nyt. <text:span text:style-name="T27">XI. 257</text:span>): Szent Apollónia</text:p>
      <text:p text:style-name="P1">572–575 (Nyt. <text:span text:style-name="T27">XI. 262</text:span>): Példa Szent Apollóniáról</text:p>
      <text:p text:style-name="P1">576–602 (Nyt. <text:span text:style-name="T27">XI. 264</text:span>): Szentséges életnek feljebbvaló garádicsa</text:p>
      <text:p text:style-name="P1">– 576–595 (Nyt. <text:span text:style-name="T27">XI. 264</text:span>): Az alázatosság dicsérete</text:p>
      <text:p text:style-name="P1">– 595–602 (Nyt. <text:span text:style-name="T27">XI. 271</text:span>): Háborúságot békével szenvedni</text:p>
      <text:p text:style-name="P1">602–605 (Nyt. <text:span text:style-name="T27">XI. 274</text:span>): Tanítás a nyolc boldogságról</text:p>
      <text:p text:style-name="P1">– 602–603 (Nyt. <text:span text:style-name="T27">XI. 274</text:span>): Evangéliumi perikópa (Mt <text:span text:style-name="T38">5, 1–12)</text:span></text:p>
      <text:p text:style-name="P1">– <text:span text:style-name="T38">603–605 (Nyt. XI. 274): A perikópa magyarázata</text:span></text:p>
      <text:p text:style-name="P1">607–624 (Nyt. <text:span text:style-name="T27">XI. 276</text:span>): Passió-elmélkedés</text:p>
      <text:p text:style-name="P1"/>
      <text:p text:style-name="P1"><text:span text:style-name="T36">6)</text:span> Elmélkedés <text:span text:style-name="T36">Szűz Mária hét öröméről és egy rózsafüzérrel kapcsolatos </text:span>példa</text:p>
      <text:p text:style-name="P1">625–630 (Nyt. <text:span text:style-name="T27">XI. 284</text:span>): <text:span text:style-name="T38">Szűz Mária hét öröme</text:span></text:p>
      <text:p text:style-name="P1">630 (Nyt. <text:span text:style-name="T27">XI. 287</text:span>): Példa a Rózsafüzérről</text:p>
      <text:p text:style-name="P1"/>
      <text:p text:style-name="P1">7) Szent Katalinhoz szóló imádság</text:p>
      <text:p text:style-name="Text_20_body">631 (Nyt. <text:span text:style-name="T27">XI. 289</text:span>): Imádság Szent Katalinhoz</text:p>
      <text:p text:style-name="P1"><text:span text:style-name="T12"/></text:p>
      <text:p text:style-name="P1"><text:span text:style-name="T12">Domonkos–kódex</text:span></text:p>
      <text:p text:style-name="P3"><text:span text:style-name="T1">(</text:span>Szent Domonkosról és a domonkos rend életének kezdeti szakaszáról szóló mű<text:span text:style-name="T1">)</text:span></text:p>
      <text:p text:style-name="P1"/>
      <text:p text:style-name="P1"><text:span text:style-name="T1">1) </text:span>1–148<text:span text:style-name="T38"> (Nyt. III. 129):</text:span> Szent Domonkos élete, rendalapítása, csodái élete során</text:p>
      <text:p text:style-name="P1">– 47 <text:span text:style-name="T38">(Nyt. III. 145):</text:span> Szent Domonkosnak olyan hatalom adatott, hogy az ördögök nem hatalmaskodhatnak el rajta</text:p>
      <text:p text:style-name="P1">– 66 <text:span text:style-name="T38">(Nyt. III. 152)</text:span>: Szent Domonkos csodatételei: már életében halottakat támasztott fel</text:p>
      <text:p text:style-name="P1">– 73 <text:span text:style-name="T38">(Nyt. III. 155)</text:span>: Szent Domonkos csodatételei: halála után hat halott támadt fel neki köszönhetően Magyarországon</text:p>
      <text:p text:style-name="P1">– 77 <text:span text:style-name="T38">(Nyt. III. 157)</text:span>: Prófétai lélek</text:p>
      <text:p text:style-name="P1">– <text:span text:style-name="T39">80 (Nyt. III. 158): Egyéb csodatételek</text:span></text:p>
      <text:p text:style-name="P1">– 88 (Nyt. III. 161): Kegyelmességéről való csodatétel</text:p>
      <text:p text:style-name="P1">– <text:span text:style-name="T40">98 (Nyt. III. 166): Az apácák egy kolostorba gyűjtése</text:span></text:p>
      <text:p text:style-name="P1">–<text:span text:style-name="T38"> 114 (Nyt. III. 172)</text:span>: <text:span text:style-name="T41">Szent Domonkos alázatosságáról</text:span></text:p>
      <text:p text:style-name="P1">– 138<text:span text:style-name="T38"> (Nyt. III. 1</text:span>8<text:span text:style-name="T38">1)</text:span>: Szent Domonkos halála</text:p>
      <text:p text:style-name="P1"/>
      <text:p text:style-name="P1"><text:span text:style-name="T1">2)</text:span> <text:span text:style-name="T42">149–164 (Nyt. III. 185): </text:span>Szent Domonkos sírjánál és a halála után hozzá fohászkodókkal megtörtént csodák</text:p>
      <text:p text:style-name="P1"/>
      <text:p text:style-name="P1"><text:span text:style-name="T1">3)</text:span> 164–176 <text:span text:style-name="T38">(Nyt. III. 190)</text:span>: Szent Domonkos és rendje iránt jó szívvel vagy ellenszenvvel viselkedő emberek jutalma és büntetése</text:p>
      <text:p text:style-name="P1">– 164<text:span text:style-name="T38"> (Nyt. III. 190): Szent Domonkos rágalmazói</text:span></text:p>
      <text:p text:style-name="P1">– 168<text:span text:style-name="T38"> (Nyt. III. 192):</text:span> A<text:span text:style-name="T43">zokról, a</text:span>kik szeretik <text:span text:style-name="T43">Szent Domonkost</text:span></text:p>
      <text:p text:style-name="P1"/>
      <text:p text:style-name="P1"><text:span text:style-name="T1">4) </text:span>176–196 <text:span text:style-name="T38">(Nyt. III. 195)</text:span>: Szent Domonkos csodái életében (Antoninus krónikája)</text:p>
      <text:p text:style-name="P1"/>
      <text:p text:style-name="P1"><text:span text:style-name="T1">5)</text:span> 197–271 <text:span text:style-name="T38">(Nyt. III. 204)</text:span>: A dömés szerzetesek élete: bűneik és ezektől való megszabadulásuk <text:span text:style-name="T44">[a kódex 267. lapjától megtalálható, ceruzával írt oldalszámok nem veszik figyelembe az üresen </text:span><text:soft-page-break/><text:span text:style-name="T44">hagyott lapokat (266, 272–292, 339–342), és ezt a számozást követi a </text:span><text:span text:style-name="T11">Nyelvemléktár </text:span><text:span text:style-name="T5">is.]</text:span></text:p>
      <text:p text:style-name="P1">– 236 <text:span text:style-name="T38">(Nyt. III. 221)</text:span>: Tanulságok az imádság hasznáról, a zsolozsmában való tunyaság ellen</text:p>
      <text:p text:style-name="P1">– 246 <text:span text:style-name="T38">(Nyt. III. 225)</text:span>: Csodák azokról, akik a zsolozsmát gonoszul, resten, ájtatlan mondják, jelesen a Boldogasszony zsolozsmáit<text:tab/></text:p>
      <text:p text:style-name="P1">– 249 <text:span text:style-name="T38">(Nyt. III. 226)</text:span>: A domonkos szerzetesek és a gyónás</text:p>
      <text:p text:style-name="P1">– 254 <text:span text:style-name="T38">(Nyt. III. 229)</text:span>: Példák fráterekről, akik a világ ostobaságának meggondolása miatt tértek a rendbe</text:p>
      <text:p text:style-name="P1">– 261 <text:span text:style-name="T38">(Nyt. III. 232)</text:span>: Példák a tisztségek kívánásának kísértéséről</text:p>
      <text:p text:style-name="P1">– 263 <text:span text:style-name="T38">(Nyt. III. 233)</text:span>: Példák a tulajdon akarat és a vakmerő értelem kísértéséről</text:p>
      <text:p text:style-name="P1">– 266 <text:span text:style-name="T38">(Nyt. III. 234)</text:span>: Példák a torkosság bűnének kísértéséről</text:p>
      <text:p text:style-name="P1">– 26<text:span text:style-name="T45">9</text:span> <text:span text:style-name="T38">(Nyt. III. 235 [268. lap])</text:span>: Példák a telhetetlenség bűnéről</text:p>
      <text:p text:style-name="P1"/>
      <text:p text:style-name="P1"><text:span text:style-name="T1">6)</text:span> <text:span text:style-name="T45">293</text:span> <text:span text:style-name="T38">(Nyt. III. 236 [271. lap])</text:span>: Szent Domonkos csodái életében</text:p>
      <text:p text:style-name="P1">– <text:span text:style-name="T45">293</text:span> <text:span text:style-name="T38">(Nyt. III. 236 [271. lap])</text:span>: Szent Domonkos találkozása az ördöggel</text:p>
      <text:p text:style-name="P1">–<text:span text:style-name="T46"> 297 (Nyt. III. 238 [275. lap]): Isten Szent Domonkos minden imádságát meghallgatta</text:span></text:p>
      <text:p text:style-name="P1">– 299 (Nyt. III. 239 [277. lap]): Szent Domonkos ismerte az emberek eltitkolt bűneit</text:p>
      <text:p text:style-name="P1"><text:span text:style-name="T45">301 (Nyt. III. 240 [279. lap]): </text:span>Egy példa Szent Domonkosról</text:p>
      <text:p text:style-name="P1"><text:span text:style-name="T45">304 (Nyt. III. 241 [282. lap]): </text:span>Szent Domonkos a kút vizét megjobbította</text:p>
      <text:p text:style-name="P1"/>
      <text:p text:style-name="P1"><text:span text:style-name="T1">7) 305 (Nyt. III. 242 [283–307. lap])</text:span>: Csodák Szent Domonkos életében és halála után</text:p>
      <text:p text:style-name="P1"><text:span text:style-name="T45">305 (Nyt. III. 242 [283. lap]): </text:span>Egy példa Szent Domonkos csodatételéről</text:p>
      <text:p text:style-name="P1"><text:span text:style-name="T47">306 (Nyt. III. 242 [284. lap]): </text:span>Szent Domonkos halála utáni csodatétele</text:p>
      <text:p text:style-name="P1"/>
      <text:p text:style-name="P1"><text:span text:style-name="T1">8)</text:span> 308–312<text:span text:style-name="T45"> (Nyt. III. 243 [286. lap]): </text:span>A Domonkos-rend iránt jóindulatú emberekről</text:p>
      <text:p text:style-name="P1"/>
      <text:p text:style-name="P1"><text:span text:style-name="T1">9)</text:span> 313–338<text:span text:style-name="T2"> (Nyt. III. </text:span><text:span text:style-name="T3">245</text:span><text:span text:style-name="T2"> [</text:span><text:span text:style-name="T3">291</text:span><text:span text:style-name="T2">. lap]):</text:span> A szerzetesek élete<text:span text:style-name="T2"> </text:span><text:span text:style-name="T4">(</text:span><text:span text:style-name="T3">Régi</text:span><text:span text:style-name="T6"> domonkos atyák élet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Times New Roman" fo:font-family="'Times New Roman'" style:font-style-name="Regular" style:font-family-generic="roman" style:font-pitch="variable" fo:language="hu" fo:country="HU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elsorolás" style:family="paragraph" style:parent-style-name="Standard" style:default-outline-level="">
      <style:paragraph-properties fo:margin-left="1cm" fo:margin-right="0cm" fo:line-height="100%" fo:text-align="start" style:justify-single-word="false" fo:orphans="2" fo:widows="2" fo:text-indent="0cm" style:auto-text-indent="false" style:writing-mode="lr-tb"/>
      <style:text-properties fo:color="#000000" style:font-name="Times New Roman1" fo:font-family="'Times New Roman'" style:font-family-generic="roman" style:font-pitch="variable" fo:font-size="12pt" fo:language="hu" fo:country="HU" style:font-name-asian="Times New Roman2" style:font-family-asian="'Times New Roman'" style:font-family-generic-asian="system" style:font-pitch-asian="variable" style:font-size-asian="12pt" style:language-asian="ar" style:country-asian="SA"/>
    </style:style>
    <style:style style:name="Text_20_body_20_indent" style:display-name="Text body indent" style:family="paragraph" style:parent-style-name="Text_20_body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8:36:00.923000000</meta:creation-date>
    <dc:date>2016-02-23T18:44:53.482000000</dc:date>
    <meta:editing-duration>PT8M2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5" meta:paragraph-count="198" meta:word-count="1650" meta:character-count="10274" meta:non-whitespace-character-count="8910"/>
  </office:meta>
</office:document-meta>
</file>